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outline1" style:list-style-name="L3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.5cm"/>
    </style:style>
    <style:style style:name="P6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420e" fo:font-size="24pt" fo:text-shadow="none" fo:font-weight="bold" style:font-size-asian="24pt" style:font-weight-asian="bold" style:font-size-complex="24pt" style:font-weight-complex="bold"/>
    </style:style>
    <style:style style:name="T6" style:family="text">
      <style:text-properties fo:color="#ff6633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420e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Glib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General purpose utility library for implementing non graphical features</text:p>
              </text:list-item>
              <text:list-item>
                <text:p text:style-name="P2">Can be used independently</text:p>
              </text:list-item>
              <text:list-item>
                <text:p text:style-name="P2">Cross platform interface</text:p>
              </text:list-item>
              <text:list-item>
                <text:p text:style-name="P2">Vast array of data types supported (Linked lists, hash tables, trees, Strings etc)</text:p>
              </text:list-item>
              <text:list-item>
                <text:p text:style-name="P2">Utility functions – file manipulation, internationalization, warnings, debug flags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Objec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Originally GtkObject class (part of GTK+ 1)</text:p>
              </text:list-item>
              <text:list-item>
                <text:p>Allow easy access to C objects from other programming languages</text:p>
              </text:list-item>
              <text:list-item>
                <text:p>Object oriented interface in C</text:p>
              </text:list-item>
              <text:list-item>
                <text:p>GType - Supports single inheritance</text:p>
              </text:list-item>
              <text:list-item>
                <text:p>Supports nonclassed data types</text:p>
              </text:list-item>
              <text:list-item>
                <text:p>GValue, GOb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Class</text:p>
          </draw:text-box>
        </draw:frame>
        <draw:frame presentation:style-name="pr5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Classes are data structures</text:p>
              </text:list-item>
              <text:list-item>
                <text:p>Variables of a class type – instances</text:p>
              </text:list-item>
              <text:list-item>
                <text:p>Contains various data fields (attributes) – property</text:p>
              </text:list-item>
              <text:list-item>
                <text:p>Has several functions – methods</text:p>
              </text:list-item>
              <text:list-item>
                <text:p>Object – data structure in memory that conforms to the class.</text:p>
              </text:list-item>
              <text:list-item>
                <text:p>Process of creation – instantiation using construc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eclaring a Gobject</text:p>
          </draw:text-box>
        </draw:frame>
        <draw:frame presentation:style-name="pr5" draw:layer="layout" svg:width="25.199cm" svg:height="14.076cm" svg:x="1.4cm" svg:y="4.914cm" presentation:class="outline" presentation:user-transformed="true">
          <draw:text-box>
            <text:list text:style-name="L2">
              <text:list-item>
                <text:p>Consists of two structures</text:p>
                <text:list>
                  <text:list-item>
                    <text:p>Instance structure – holds the class attributes and is the basis for an object in memory</text:p>
                  </text:list-item>
                  <text:list-item>
                    <text:p>Class structure – prototypes for certain methods and all signals that the object can provide</text:p>
                  </text:list-item>
                  <text:list-item>
                    <text:p>typedef struct _myObject</text:p>
                    <text:p>{</text:p>
                    <text:p><text:s text:c="2"/>GObject parent_instance;</text:p>
                    <text:p><text:s text:c="2"/>guint num;</text:p>
                    <text:p>} MyObjec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eclaring a Gobject (contd)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ypedef struct _myObjectClass</text:p>
                <text:p>{</text:p>
                <text:p><text:s text:c="2"/>GObjectClass parent_class;</text:p>
                <text:p><text:s text:c="2"/>void (*some_signal) (MyObject *obj);</text:p>
                <text:p>} MyObjectClass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Utility macro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#define TYPE_MY_OBJECT (myobject_get_type())</text:span></text:p>
              </text:list-item>
              <text:list-item>
                <text:p><text:span text:style-name="T1">#define MYOBJECT(object) G_TYPE_CHECK_INSTANCE_CAST((object), TYPE_MYOBJECT, MyObject))</text:span></text:p>
              </text:list-item>
              <text:list-item>
                <text:p><text:span text:style-name="T1">#define MYOBJECT_CLASS(klass) G_TYPE_CHECK_CLASS_CAST((klass), TYPE_MYOBJECT, MyObjectClass))</text:span></text:p>
              </text:list-item>
              <text:list-item>
                <text:p><text:span text:style-name="T1">#define IS_MYOBJECT(object) (G_TYPE_CHECK_INSTANCE_TYPE((object), TYPE_MYOBJECT))</text:span></text:p>
              </text:list-item>
              <text:list-item>
                <text:p><text:span text:style-name="T1">#define IS_MYOBJECT_CLASS(klass) (G_TYPE_CHECK_CLASS_TYPE((klass), TYPE_MYOBJECT))</text:span></text:p>
              </text:list-item>
              <text:list-item>
                <text:p><text:span text:style-name="T1">#define MYOBJECT_GET_CLASS(object) (G_TYPE_INSTANCE_GET_CLASS((object), TYPE_MYOBJECT, MyObjectClass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nstance Type Identifier</text:p>
          </draw:text-box>
        </draw:frame>
        <draw:frame presentation:style-name="pr5" draw:text-style-name="P4" draw:layer="layout" svg:width="25.199cm" svg:height="15.676cm" svg:x="1.301cm" svg:y="4cm" presentation:class="outline" presentation:user-transformed="true">
          <draw:text-box>
            <text:p text:style-name="P4"><text:span text:style-name="T2">GType myobject_get_type(void)</text:span></text:p>
            <text:p text:style-name="P4"><text:span text:style-name="T2">{</text:span></text:p>
            <text:p text:style-name="P4"><text:span text:style-name="T2"><text:s text:c="4"/></text:span><text:span text:style-name="T2">static GType myobject_type = 0;</text:span></text:p>
            <text:p text:style-name="P4"><text:span text:style-name="T2"><text:s text:c="4"/></text:span><text:span text:style-name="T2">if (!myobject_type)</text:span></text:p>
            <text:p text:style-name="P4"><text:span text:style-name="T2"><text:s text:c="4"/></text:span><text:span text:style-name="T2">{</text:span></text:p>
            <text:p text:style-name="P4"><text:span text:style-name="T2"><text:s text:c="8"/></text:span><text:span text:style-name="T2">static const GTypeInfo myobject_info = {</text:span></text:p>
            <text:p text:style-name="P4"><text:span text:style-name="T2"><text:s text:c="12"/></text:span><text:span text:style-name="T2">sizeof(MyObjectClass), <text:s text:c="8"/>/* class structure size */</text:span></text:p>
            <text:p text:style-name="P4"><text:span text:style-name="T2"><text:s text:c="12"/></text:span><text:span text:style-name="T2">NULL, <text:s text:c="34"/>/* base class initializer */</text:span></text:p>
            <text:p text:style-name="P4"><text:span text:style-name="T2"><text:s text:c="12"/></text:span><text:span text:style-name="T2">NULL, <text:s text:c="34"/>/* base class finalizer */</text:span></text:p>
            <text:p text:style-name="P4"><text:span text:style-name="T2"><text:s text:c="12"/></text:span><text:span text:style-name="T2">(GClassInitFunc)myobject_class_init, <text:s text:c="3"/>/* class initializer */</text:span></text:p>
            <text:p text:style-name="P4"><text:span text:style-name="T2"><text:s text:c="12"/></text:span><text:span text:style-name="T2">NULL, <text:s text:c="34"/>/* class finalizer */</text:span></text:p>
            <text:p text:style-name="P4"><text:span text:style-name="T2"><text:s text:c="12"/></text:span><text:span text:style-name="T2">NULL, <text:s text:c="34"/>/* class data */</text:span></text:p>
            <text:p text:style-name="P4"><text:span text:style-name="T2"><text:s text:c="12"/></text:span><text:span text:style-name="T2">sizeof(MyObject), <text:s text:c="16"/>/* instance structure size */</text:span></text:p>
            <text:p text:style-name="P4"><text:span text:style-name="T2"><text:s text:c="12"/></text:span><text:span text:style-name="T2">16, <text:s text:c="38"/>/* preallocated instances */</text:span></text:p>
            <text:p text:style-name="P4"><text:span text:style-name="T2"><text:s text:c="12"/></text:span><text:span text:style-name="T2">NULL, <text:s text:c="33"/>/* instance initializer */</text:span></text:p>
            <text:p text:style-name="P4"><text:span text:style-name="T2"><text:s text:c="12"/></text:span><text:span text:style-name="T2">NULL <text:s text:c="34"/>/* function table */</text:span></text:p>
            <text:p text:style-name="P4"><text:span text:style-name="T2"><text:s text:c="8"/></text:span><text:span text:style-name="T2">};</text:span></text:p>
            <text:p text:style-name="P4"><text:span text:style-name="T2"><text:s text:c="8"/></text:span><text:span text:style-name="T2">myobject_type = g_type_register_static(</text:span></text:p>
            <text:p text:style-name="P4"><text:span text:style-name="T2"><text:s text:c="16"/></text:span><text:span text:style-name="T2">G_TYPE_OBJECT, <text:s text:c="15"/>/* parent class */</text:span></text:p>
            <text:p text:style-name="P4"><text:span text:style-name="T2"><text:s text:c="16"/></text:span><text:span text:style-name="T2">"MyObject", <text:s text:c="28"/>/* type name */</text:span></text:p>
            <text:p text:style-name="P4"><text:span text:style-name="T2"><text:s text:c="16"/></text:span><text:span text:style-name="T2">&amp;myobject_info, <text:s text:c="21"/>/* GTypeInfo struct (above) */</text:span></text:p>
            <text:p text:style-name="P4"><text:span text:style-name="T2"><text:s text:c="16"/></text:span><text:span text:style-name="T2">0); <text:s text:c="36"/>/* flags */</text:span></text:p>
            <text:p text:style-name="P4"><text:span text:style-name="T2"><text:s text:c="4"/></text:span><text:span text:style-name="T2">}</text:span></text:p>
            <text:p text:style-name="P4"><text:span text:style-name="T2"><text:s text:c="4"/></text:span><text:span text:style-name="T2">return myobject_type;</text:span></text:p>
            <text:p text:style-name="P4"><text:span text:style-name="T2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e Class : GObject</text:p>
          </draw:text-box>
        </draw:frame>
        <draw:frame presentation:style-name="pr5" draw:layer="layout" svg:width="25.199cm" svg:height="14.653cm" svg:x="1.4cm" svg:y="4.914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G_TYPE_OBJECT returns GObject's type identifier. Don't confuse this with G_OBJECT_TYPE.</text:span></text:p>
              </text:list-item>
              <text:list-item>
                <text:p><text:span text:style-name="T3">G_OBJECT(object) casts object to the GObject instance structure.</text:span></text:p>
              </text:list-item>
              <text:list-item>
                <text:p><text:span text:style-name="T3">G_OBJECT_CLASS(klass) casts an object class structure klass to the GObjectClass class structure.</text:span></text:p>
              </text:list-item>
              <text:list-item>
                <text:p><text:span text:style-name="T3">G_IS_OBJECT(object) returns TRUE if the object parameter is an instance of a GObject. This should return TRUE for any object that you define with GObject, unless you're very daring and decide to make your own base object.</text:span></text:p>
              </text:list-item>
              <text:list-item>
                <text:p><text:span text:style-name="T3">G_IS_OBJECT_CLASS(klass) returns TRUE if klass is a class structure. It should return TRUE for any class structure within the GObject system.</text:span></text:p>
              </text:list-item>
              <text:list-item>
                <text:p><text:span text:style-name="T3">G_OBJECT_GET_CLASS(object) returns the class structure (GObjectClass) corresponding to any instance structu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e Class Methods</text:p>
          </draw:text-box>
        </draw:frame>
        <draw:frame presentation:style-name="pr5" draw:text-style-name="P5" draw:layer="layout" svg:width="25.199cm" svg:height="16.273cm" svg:x="1.27cm" svg:y="3.699cm" presentation:class="outline" presentation:user-transformed="true">
          <draw:text-box>
            <text:p text:style-name="P5"><text:span text:style-name="T4">typedef struct {</text:span></text:p>
            <text:p text:style-name="P5"><text:span text:style-name="T4"><text:s text:c="2"/></text:span><text:span text:style-name="T4">GTypeClass <text:s text:c="2"/>g_type_class;</text:span></text:p>
            <text:p text:style-name="P5"><text:span text:style-name="T5"><text:s text:c="2"/></text:span><text:span text:style-name="T5">/* seldomly overidden */</text:span></text:p>
            <text:p text:style-name="P5"><text:span text:style-name="T4"><text:s text:c="2"/></text:span><text:span text:style-name="T4">GObject* <text:s text:c="2"/>(*constructor) <text:s text:c="4"/>(GType type, guint n_construct_properties, GObjectConstructParam *construct_properties);</text:span></text:p>
            <text:p text:style-name="P5"><text:span text:style-name="T6"><text:s text:c="2"/></text:span><text:span text:style-name="T6">/* overridable methods */</text:span></text:p>
            <text:p text:style-name="P5"><text:span text:style-name="T4"><text:s text:c="2"/></text:span><text:span text:style-name="T4">void <text:s text:c="6"/>(*set_property)</text:span><text:span text:style-name="T4"><text:tab/></text:span><text:span text:style-name="T4"><text:tab/></text:span><text:span text:style-name="T4">(GObject *object, guint <text:s/>property_id,const GValue *value, GParamSpec <text:s text:c="4"/>*pspec);</text:span></text:p>
            <text:p text:style-name="P5"><text:span text:style-name="T4"><text:s text:c="2"/></text:span><text:span text:style-name="T4">void <text:s text:c="6"/>(*get_property)</text:span><text:span text:style-name="T4"><text:tab/></text:span><text:span text:style-name="T4"><text:tab/></text:span><text:span text:style-name="T4">(GObject *object, guint property_id,GValue *value, GParamSpec *pspec);</text:span></text:p>
            <text:p text:style-name="P5"><text:span text:style-name="T4"><text:s/></text:span><text:span text:style-name="T4">void <text:s text:c="6"/>(*dispose)</text:span><text:span text:style-name="T4"><text:tab/></text:span><text:span text:style-name="T4"><text:tab/></text:span><text:span text:style-name="T4"><text:tab/></text:span><text:span text:style-name="T4">(GObject *object);</text:span></text:p>
            <text:p text:style-name="P5"><text:span text:style-name="T4"><text:s text:c="2"/></text:span><text:span text:style-name="T4">void <text:s text:c="6"/>(*finalize)</text:span><text:span text:style-name="T4"><text:tab/></text:span><text:span text:style-name="T4"><text:tab/></text:span><text:span text:style-name="T4">(GObject <text:s text:c="7"/>*object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e Class Methods - Contd</text:p>
          </draw:text-box>
        </draw:frame>
        <draw:frame presentation:style-name="pr5" draw:text-style-name="P5" draw:layer="layout" svg:width="25.199cm" svg:height="15.152cm" svg:x="1.4cm" svg:y="4.914cm" presentation:class="outline" presentation:user-transformed="true">
          <draw:text-box>
            <text:p text:style-name="P5"><text:span text:style-name="T7"/></text:p>
            <text:p text:style-name="P5"><text:span text:style-name="T8"><text:s text:c="2"/></text:span><text:span text:style-name="T8">/* seldomly overidden */</text:span></text:p>
            <text:p text:style-name="P5"><text:span text:style-name="T4"><text:s text:c="2"/></text:span><text:span text:style-name="T4">void <text:s text:c="6"/>(*dispatch_properties_changed) (GObject <text:s text:c="5"/>*object,</text:span></text:p>
            <text:p text:style-name="P5"><text:span text:style-name="T4"><text:s text:c="2"/></text:span><text:span text:style-name="T4">guint</text:span><text:span text:style-name="T4"><text:tab/></text:span><text:span text:style-name="T4"> <text:s text:c="2"/>n_pspecs,</text:span></text:p>
            <text:p text:style-name="P5"><text:span text:style-name="T4"><text:s text:c="2"/></text:span><text:span text:style-name="T4">GParamSpec <text:s/>**pspecs);</text:span></text:p>
            <text:p text:style-name="P5"><text:span text:style-name="T8"><text:s text:c="2"/></text:span><text:span text:style-name="T8">/* signals */</text:span></text:p>
            <text:p text:style-name="P5"><text:span text:style-name="T4"><text:s text:c="2"/></text:span><text:span text:style-name="T4">void</text:span><text:span text:style-name="T4"><text:tab/></text:span><text:span text:style-name="T4"> <text:s text:c="4"/>(*notify)</text:span><text:span text:style-name="T4"><text:tab/></text:span><text:span text:style-name="T4"><text:tab/></text:span><text:span text:style-name="T4"><text:tab/></text:span><text:span text:style-name="T4">(GObject *object,</text:span></text:p>
            <text:p text:style-name="P5"><text:span text:style-name="T4"><text:s/></text:span><text:span text:style-name="T4">GParamSpec *pspec);</text:span></text:p>
            <text:p text:style-name="P5"><text:span text:style-name="T8"><text:s text:c="2"/></text:span><text:span text:style-name="T8">/* called when done constructing */</text:span></text:p>
            <text:p text:style-name="P5"><text:span text:style-name="T4"><text:s text:c="2"/></text:span><text:span text:style-name="T4">void</text:span><text:span text:style-name="T4"><text:tab/></text:span><text:span text:style-name="T4"> <text:s text:c="4"/>(*constructed)</text:span><text:span text:style-name="T4"><text:tab/></text:span><text:span text:style-name="T4"><text:tab/></text:span><text:span text:style-name="T4">(GObject *object);</text:span></text:p>
            <text:p text:style-name="P5"><text:span text:style-name="T4">} GObjectClass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ethods</text:p>
          </draw:text-box>
        </draw:frame>
        <draw:frame presentation:style-name="pr5" draw:layer="layout" svg:width="25.199cm" svg:height="15.717cm" svg:x="1.301cm" svg:y="4cm" presentation:class="outline" presentation:user-transformed="true">
          <draw:text-box>
            <text:list text:style-name="L2">
              <text:list-item>
                <text:p><text:span text:style-name="T4">Methods usually do not appear in class structure. Instead, method prototypes usually appear somewhere soon after the class structure.</text:span></text:p>
              </text:list-item>
              <text:list-item>
                <text:p><text:span text:style-name="T4">• </text:span><text:span text:style-name="T4">A method's name should reflect the class name (for example, media_*() for Media).</text:span></text:p>
              </text:list-item>
              <text:list-item>
                <text:p><text:span text:style-name="T4">• </text:span><text:span text:style-name="T4">A method's first parameter is always an object (a structure of the instance class). Any remaining parameters are up to you.</text:span></text:p>
              </text:list-item>
              <text:list-item>
                <text:p><text:span text:style-name="T4">• </text:span><text:span text:style-name="T4">In public methods, always check that the first parameter is actually a valid object of the method's class.</text:span></text:p>
              </text:list-item>
              <text:list-item>
                <text:p><text:span text:style-name="T4">• </text:span><text:span text:style-name="T4">In addition, cast this object parameter after you do the check, because the object you get could be in a subclass.</text:span></text:p>
              </text:list-item>
              <text:list-item>
                <text:p><text:span text:style-name="T4">• </text:span><text:span text:style-name="T4">Be careful about setting an object's attributes. Standard GTK+/GNOME practice dictates that all attributes are properties; use that system for setting attribut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ethods (Contd)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void my_object_print_num(MyObject *obj)</text:p>
                <text:p>{</text:p>
                <text:p><text:s text:c="2"/>MyObject* myobj;</text:p>
                <text:p><text:s text:c="2"/>g_return_if_fail(IS_MY_OBJECT(obj));</text:p>
                <text:p><text:s text:c="2"/>myobj = MY_OBJECT(obj);</text:p>
                <text:p><text:s text:c="2"/>g_print(”MyObject number: %d\n”, myobj-&gt;num);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Properti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ystem to set and retrieve data on GObject instances</text:p>
              </text:list-item>
              <text:list-item>
                <text:p>Have names and descriptions – self documenting</text:p>
              </text:list-item>
              <text:list-item>
                <text:p>Using this system helps to employ object design tool - Gla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>Declaring parameters for properties</text:p>
          </draw:text-box>
        </draw:frame>
        <draw:frame presentation:style-name="pr5" draw:layer="layout" svg:width="25.199cm" svg:height="15.743cm" svg:x="1.4cm" svg:y="4.914cm" presentation:class="outline" presentation:user-transformed="true">
          <draw:text-box>
            <text:list text:style-name="L2">
              <text:list-item>
                <text:p>GParamSpec </text:p>
              </text:list-item>
              <text:list-item>
                <text:p>Use one of the g_param_spec functions</text:p>
                <text:p><text:span text:style-name="T3">/* create GParamSpec descriptions for properties */</text:span></text:p>
                <text:p><text:span text:style-name="T3">num_param = g_param_spec_uint("number-id", <text:s text:c="4"/>/* identifier */</text:span></text:p>
                <text:p><text:span text:style-name="T3"><text:s text:c="33"/></text:span><text:span text:style-name="T3">"number", /* nickname */</text:span></text:p>
                <text:p><text:span text:style-name="T3"><text:s text:c="33"/></text:span><text:span text:style-name="T3">"number on my object", /* description */</text:span></text:p>
                <text:p><text:span text:style-name="T3"><text:s text:c="33"/></text:span><text:span text:style-name="T3">0, <text:s text:c="17"/>/* minimum */</text:span></text:p>
                <text:p><text:span text:style-name="T3"><text:s text:c="33"/></text:span><text:span text:style-name="T3">UINT_MAX, <text:s text:c="10"/>/* maximum */</text:span></text:p>
                <text:p><text:span text:style-name="T3"><text:s text:c="33"/></text:span><text:span text:style-name="T3">0, <text:s text:c="17"/>/* default */</text:span></text:p>
                <text:p><text:span text:style-name="T3"><text:s text:c="33"/></text:span><text:span text:style-name="T3">G_PARAM_READWRITE); /* flags */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nstalling properti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g_object_class_install_property(class, id, param)</text:p>
              </text:list-item>
              <text:list-item>
                <text:p>enum { </text:p>
                <text:p>PROP_0,</text:p>
                <text:p>PROP_NUM</text:p>
                <text:p>};</text:p>
              </text:list-item>
              <text:list-item>
                <text:p>myobject_class_init(MyObjectClass *class)</text:p>
                <text:p>{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Installing properties (contd)</text:p>
          </draw:text-box>
        </draw:frame>
        <draw:frame presentation:style-name="pr5" draw:layer="layout" svg:width="25.199cm" svg:height="14.395cm" svg:x="1.4cm" svg:y="4.914cm" presentation:class="outline" presentation:user-transformed="true">
          <draw:text-box>
            <text:list text:style-name="L2">
              <text:list-header>
                <text:p>...</text:p>
                <text:p>GObjectClass *g_object_class;</text:p>
                <text:p>/* get handle to base object */</text:p>
                <text:p>g_object_class = G_OBJECT_CLASS(class);</text:p>
                <text:p>...</text:p>
                <text:p>g_object_class−&gt;set_property = my_object_set_property;</text:p>
                <text:p>g_object_class−&gt;get_property = my_object_get_property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nstalling properties (contd)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>/* install properties */</text:p>
                <text:p>g_object_class_install_property(g_object_class,</text:p>
                <text:p><text:s text:c="32"/>PROP_INV_NR,</text:p>
                <text:p><text:s text:c="32"/>num_param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et Property</text:p>
          </draw:text-box>
        </draw:frame>
        <draw:frame presentation:style-name="pr5" draw:layer="layout" svg:width="25.199cm" svg:height="14.932cm" svg:x="1.4cm" svg:y="4.914cm" presentation:class="outline" presentation:user-transformed="true">
          <draw:text-box>
            <text:list text:style-name="L2">
              <text:list-header>
                <text:p text:style-name="P4"><text:span text:style-name="T7">static void my_object_set_property(GObject *object,</text:span></text:p>
                <text:p text:style-name="P4"><text:span text:style-name="T7"><text:s text:c="31"/></text:span><text:span text:style-name="T7">guint prop_id,</text:span></text:p>
                <text:p text:style-name="P4"><text:span text:style-name="T7"><text:s text:c="31"/></text:span><text:span text:style-name="T7">const GValue *value,</text:span></text:p>
                <text:p text:style-name="P4"><text:span text:style-name="T7"><text:s text:c="31"/></text:span><text:span text:style-name="T7">GParamSpec *pspec)</text:span></text:p>
                <text:p text:style-name="P4"><text:span text:style-name="T7">{</text:span></text:p>
                <text:p text:style-name="P4"><text:span text:style-name="T7"><text:s text:c="2"/></text:span><text:span text:style-name="T7">MyObject *obj;</text:span></text:p>
                <text:p text:style-name="P4"><text:span text:style-name="T7"><text:s text:c="2"/></text:span><text:span text:style-name="T7">guint new_nr;</text:span></text:p>
                <text:p text:style-name="P4"><text:span text:style-name="T7"><text:s text:c="2"/></text:span><text:span text:style-name="T7">obj = MY_OBJ(object);</text:span></text:p>
                <text:p text:style-name="P4"><text:span text:style-name="T7"><text:s text:c="2"/></text:span><text:span text:style-name="T7">switch(prop_id)</text:span></text:p>
                <text:p text:style-name="P4"><text:span text:style-name="T7"><text:s text:c="2"/></text:span><text:span text:style-name="T7">{</text:span></text:p>
                <text:p text:style-name="P4"><text:span text:style-name="T7"><text:s text:c="5"/></text:span><text:span text:style-name="T7">case PROP_NUM:</text:span></text:p>
                <text:p text:style-name="P4"><text:span text:style-name="T7"><text:s text:c="8"/></text:span><text:span text:style-name="T7">new_nr = g_value_get_uint(value);</text:span></text:p>
                <text:p text:style-name="P4"><text:span text:style-name="T7"><text:s text:c="8"/></text:span><text:span text:style-name="T7">if (obj−&gt;num != new_nr)</text:span></text:p>
                <text:p text:style-name="P4"><text:span text:style-name="T7"><text:s text:c="8"/></text:span><text:span text:style-name="T7">{</text:span></text:p>
                <text:p text:style-name="P4"><text:span text:style-name="T7"><text:s text:c="11"/></text:span><text:span text:style-name="T7">obj-&gt;num = new_nr;</text:span></text:p>
                <text:p text:style-name="P4"><text:span text:style-name="T7"><text:s text:c="8"/></text:span><text:span text:style-name="T7">}</text:span></text:p>
                <text:p text:style-name="P4"><text:span text:style-name="T7"><text:s text:c="8"/></text:span><text:span text:style-name="T7">break;</text:span></text:p>
                <text:p text:style-name="P4"><text:span text:style-name="T7"><text:s text:c="5"/></text:span><text:span text:style-name="T7">default:</text:span></text:p>
                <text:p text:style-name="P4"><text:span text:style-name="T7"><text:s text:c="8"/></text:span><text:span text:style-name="T7">G_OBJECT_WARN_INVALID_PROPERTY_ID(object, prop_id, pspec);</text:span></text:p>
                <text:p text:style-name="P4"><text:span text:style-name="T7"><text:s text:c="8"/></text:span><text:span text:style-name="T7">break;</text:span></text:p>
                <text:p text:style-name="P4"><text:span text:style-name="T7"><text:s text:c="2"/></text:span><text:span text:style-name="T7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Why Properties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ynamic system – Subclasses can add their own properties easily</text:p>
              </text:list-item>
              <text:list-item>
                <text:p>Define behaviour for property change – reaction for an action</text:p>
              </text:list-item>
              <text:list-item>
                <text:p>Easy docu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Using GObjec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reate an object using g_object_new</text:p>
              </text:list-item>
              <text:list-item>
                <text:p>/* create an object, setting some properties */</text:p>
                <text:p>my_obj = g_object_new(TYPE_MY_OBJECT,</text:p>
                <text:p><text:s text:c="21"/>"number", 4,</text:p>
                <text:p><text:s text:c="21"/>NULL);</text:p>
              </text:list-item>
              <text:list-item>
                <text:p>Use g_object_set, g_object_get to set, get propert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ignals - GSignal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Events that happen to an object during the course of the object's life. Means of communication between objects.</text:p>
              </text:list-item>
              <text:list-item>
                <text:p>Signal handler</text:p>
              </text:list-item>
              <text:list-item>
                <text:p>Marshalling, Accumulator</text:p>
              </text:list-item>
              <text:list-item>
                <text:p>Use signal identifiers. Can be stored in an arra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ignals - GSignal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enum {</text:p>
                <text:p>SOME_SIGNAL,</text:p>
                <text:p>LAST_SIGNAL</text:p>
                <text:p>}</text:p>
                <text:p>static my_object_signals[LAST_SIGNAL];</text:p>
                <text:p>some_signal(MyObject* obj)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ignals - GSignal</text:p>
          </draw:text-box>
        </draw:frame>
        <draw:frame presentation:style-name="pr5" draw:text-style-name="P4" draw:layer="layout" svg:width="25.199cm" svg:height="13.88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3">void my_object_class_init(MyObjectClass *class)</text:span></text:p>
                <text:p text:style-name="P4"><text:span text:style-name="T3">{</text:span></text:p>
                <text:p text:style-name="P4"><text:span text:style-name="T3"><text:s text:c="3"/></text:span><text:span text:style-name="T3">...</text:span></text:p>
                <text:p text:style-name="P4"><text:span text:style-name="T3"><text:s text:c="4"/></text:span><text:span text:style-name="T3">class-&gt;some_signal = some_signal;</text:span></text:p>
                <text:p text:style-name="P4"><text:span text:style-name="T3"><text:s text:c="4"/></text:span><text:span text:style-name="T3">my_object_signals[SOME_SIGNAL] = g_signal_new(</text:span></text:p>
                <text:p text:style-name="P4"><text:span text:style-name="T3"><text:s text:c="2"/>”</text:span><text:span text:style-name="T3">some_signal”, /* name */</text:span></text:p>
                <text:p text:style-name="P4"><text:span text:style-name="T3"><text:s text:c="2"/></text:span><text:span text:style-name="T3">TYPE_MY_OBJECT, <text:s text:c="20"/>/* class type identifier */</text:span></text:p>
                <text:p text:style-name="P4"><text:span text:style-name="T3"><text:s text:c="2"/></text:span><text:span text:style-name="T3">G_SIGNAL_RUN_LAST|G_SIGNAL_DETAILED, /* options */</text:span></text:p>
                <text:p text:style-name="P4"><text:span text:style-name="T3"><text:s text:c="2"/></text:span><text:span text:style-name="T3">G_STRUCT_OFFSET(MediaClass, unpacked), /* handler offset */</text:span></text:p>
                <text:p text:style-name="P4"><text:span text:style-name="T3"><text:s text:c="2"/></text:span><text:span text:style-name="T3">NULL, <text:s text:c="26"/>/* accumulator function */</text:span></text:p>
                <text:p text:style-name="P4"><text:span text:style-name="T3"><text:s text:c="2"/></text:span><text:span text:style-name="T3">NULL, <text:s text:c="26"/>/* accumulator data */</text:span></text:p>
                <text:p text:style-name="P4"><text:span text:style-name="T3"><text:s text:c="2"/></text:span><text:span text:style-name="T3">g_cclosure_marshal_VOID__VOID, /* marshaller */</text:span></text:p>
                <text:p text:style-name="P4"><text:span text:style-name="T3"><text:s text:c="2"/></text:span><text:span text:style-name="T3">G_TYPE_NONE, <text:s text:c="18"/>/* type of return value */</text:span></text:p>
                <text:p text:style-name="P4"><text:span text:style-name="T3"><text:s text:c="2"/></text:span><text:span text:style-name="T3">0);</text:span></text:p>
                <text:p text:style-name="P4"><text:span text:style-name="T3"><text:s text:c="2"/></text:span><text:span text:style-name="T3">...</text:span></text:p>
                <text:p text:style-name="P4"><text:span text:style-name="T3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Signal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Options – G_SIGNAL_DETAILED, G_SIGNAL_NO_HOOKS, G_SIGNAL_NO_RECURSE, G_SIGNAL_RUN_FIRST, G_SIGNAL_RUN_LAST, G_SIGNAL_RUN_CLEANUP, G_SIGNAL_A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Emitting a signal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g_signal_emit</text:p>
                <text:list>
                  <text:list-item>
                    <text:p>g_signal_emit(gpointer object, guint signal_id, GQuark detail, ...)</text:p>
                  </text:list-item>
                </text:list>
              </text:list-item>
              <text:list-item>
                <text:p>g_signal_emit_by_name</text:p>
                <text:list>
                  <text:list-item>
                    <text:p>g_signal_emit_by_name(object, name [, parms ..] [, return]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Signal Stages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9">Default handlers installed with the G_SIGNAL_RUN_FIRST option</text:span></text:p>
              </text:list-item>
              <text:list-item>
                <text:p><text:span text:style-name="T9">Emission hooks</text:span></text:p>
              </text:list-item>
              <text:list-item>
                <text:p><text:span text:style-name="T9">User−defined handlers installed without the after option</text:span></text:p>
              </text:list-item>
              <text:list-item>
                <text:p><text:span text:style-name="T9">Default handlers installed with the G_SIGNAL_RUN_LAST option</text:span></text:p>
              </text:list-item>
              <text:list-item>
                <text:p><text:span text:style-name="T9">User−defined handlers installed with the after option</text:span></text:p>
              </text:list-item>
              <text:list-item>
                <text:p><text:span text:style-name="T9">Default handlers installed with the G_SIGNAL_RUN_CLEANUP op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arshallers</text:p>
          </draw:text-box>
        </draw:frame>
        <draw:frame presentation:style-name="pr5" draw:layer="layout" svg:width="25.199cm" svg:height="13.751cm" svg:x="1.4cm" svg:y="4.914cm" presentation:class="outline" presentation:user-transformed="true">
          <draw:text-box>
            <text:list text:style-name="L2">
              <text:list-item>
                <text:p><text:span text:style-name="T9">When some code emits a signal, GSignal uses a marshaller to transport a list of parameters to the signal handler and to collect and propagate any return values.</text:span></text:p>
              </text:list-item>
              <text:list-item>
                <text:p><text:span text:style-name="T9">prefix_RETURNTYPE__PARM1TYPE[_PARM2TYPE_...]</text:span></text:p>
              </text:list-item>
              <text:list-item>
                <text:p><text:span text:style-name="T9">g_cclosure_marshal_VOID__BOOLEAN</text:span></text:p>
              </text:list-item>
              <text:list-item>
                <text:p><text:span text:style-name="T9">_my_marshal_INT__VOID</text:span></text:p>
              </text:list-item>
              <text:list-item>
                <text:p><text:span text:style-name="T9">glib_genmarshal</text:span></text:p>
                <text:p><text:span text:style-name="T9">INT:VOID</text:span></text:p>
                <text:p><text:span text:style-name="T9">VOID:OBJECT,INT</text:span></text:p>
                <text:p><text:span text:style-name="T9">UINT:BOOLEA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ignal Accumulator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ollect and process all return values of signal handlers</text:p>
              </text:list-item>
              <text:list-item>
                <text:p>See devhelp</text:p>
              </text:list-item>
              <text:list-item>
                <text:p>For propagation, return TRUE else return FAL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ttaching Handlers to Signal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4">g_signal_connect(instance, detailed_signal, c_handler, data)</text:span></text:p>
              </text:list-item>
              <text:list-item>
                <text:p><text:span text:style-name="T4">Connects a GCallback function to a signal for a particular object.</text:span></text:p>
              </text:list-item>
              <text:list-item>
                <text:p><text:span text:style-name="T4">The handler will be called before the default handler of the signal.</text:span></text:p>
                <text:p><text:span text:style-name="T4">instance :the instance to connect to.</text:span></text:p>
                <text:p><text:span text:style-name="T4">detailed_signal :a string of the form "signal-name::detail".</text:span></text:p>
                <text:p><text:span text:style-name="T4">c_handler :the GCallback to connect.</text:span></text:p>
                <text:p><text:span text:style-name="T4">data :data to pass to c_handler calls.</text:span></text:p>
                <text:p><text:span text:style-name="T4">Returns :the handler 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ignal Detail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ignal details are further subdivisions of signals. To specify a detail in a signal name, append two colons and</text:p>
              </text:list-item>
              <text:list-item>
                <text:p>the detail name (for example, some_signal::number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Emission hook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pplying signal to an identifier as a whole instead of an object</text:p>
              </text:list-item>
              <text:list-item>
                <text:p>Refer devhelp</text:p>
              </text:list-item>
              <text:list-item>
                <text:p>g_signal_add_emission_hoo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locking signal handler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g_signal_block</text:p>
              </text:list-item>
              <text:list-item>
                <text:p>g_signal_unblo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 draw:page-number="2"/>
      <draw:page-thumbnail draw:layer="backgroundobjects" svg:width="6.62cm" svg:height="4.965cm" svg:x="1.972cm" svg:y="13.982cm" draw:page-number="3"/>
      <draw:page-thumbnail draw:layer="backgroundobjects" svg:width="6.62cm" svg:height="4.965cm" svg:x="11.538cm" svg:y="2.05cm" draw:page-number="4"/>
      <draw:page-thumbnail draw:layer="backgroundobjects" svg:width="6.62cm" svg:height="4.965cm" svg:x="11.538cm" svg:y="8.016cm" draw:page-number="5"/>
      <draw:page-thumbnail draw:layer="backgroundobjects" svg:width="6.62cm" svg:height="4.965cm" svg:x="11.538cm" svg:y="13.982cm" draw:page-number="6"/>
      <draw:page-thumbnail draw:layer="backgroundobjects" svg:width="6.62cm" svg:height="4.965cm" svg:x="21.104cm" svg:y="2.05cm" draw:page-number="7"/>
      <draw:page-thumbnail draw:layer="backgroundobjects" svg:width="6.62cm" svg:height="4.965cm" svg:x="21.104cm" svg:y="8.016cm" draw:page-number="8"/>
      <draw:page-thumbnail draw:layer="backgroundobjects" svg:width="6.62cm" svg:height="4.965cm" svg:x="21.104cm" svg:y="13.982cm" draw:page-number="9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generator>OpenOffice.org/3.1$Linux OpenOffice.org_project/310m19$Build-9420</meta:generator>
    <meta:creation-date>2010-07-15T07:28:41</meta:creation-date>
    <dc:language>fi-FI</dc:language>
    <meta:editing-cycles>101</meta:editing-cycles>
    <meta:editing-duration>PT07H56M45S</meta:editing-duration>
    <meta:initial-creator>bharath </meta:initial-creator>
    <dc:date>2010-07-15T16:02:28</dc:date>
    <dc:creator>bharath </dc:creator>
    <meta:document-statistic meta:object-count="152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2/share/template/en-US/presnt/Blue.otp"/>
  </office:meta>
</office:document-meta>
</file>